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Header">
      <style:text-properties officeooo:rsid="00307f3f" officeooo:paragraph-rsid="00307f3f"/>
    </style:style>
    <style:style style:name="P2" style:family="paragraph" style:parent-style-name="Header">
      <style:paragraph-properties fo:text-align="end" style:justify-single-word="false"/>
      <style:text-properties officeooo:rsid="00307f3f" officeooo:paragraph-rsid="00307f3f"/>
    </style:style>
    <style:style style:name="P3" style:family="paragraph" style:parent-style-name="Footer">
      <style:paragraph-properties fo:text-align="center" style:justify-single-word="false"/>
    </style:style>
    <style:style style:name="P4" style:family="paragraph" style:parent-style-name="Title">
      <style:text-properties officeooo:paragraph-rsid="001fd598"/>
    </style:style>
    <style:style style:name="P5" style:family="paragraph" style:parent-style-name="Heading_20_3">
      <style:paragraph-properties fo:break-before="page"/>
    </style:style>
    <style:style style:name="P6" style:family="paragraph" style:parent-style-name="Text_20_body">
      <style:paragraph-properties fo:break-before="page"/>
    </style:style>
    <style:style style:name="P7" style:family="paragraph" style:parent-style-name="Text_20_body">
      <style:text-properties officeooo:paragraph-rsid="0025391b"/>
    </style:style>
    <style:style style:name="P8" style:family="paragraph" style:parent-style-name="Text_20_body">
      <style:text-properties officeooo:rsid="002f31c2"/>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paragraph-properties fo:break-before="page"/>
      <style:text-properties officeooo:rsid="00321bfb" officeooo:paragraph-rsid="00321bfb"/>
    </style:style>
    <style:style style:name="P17" style:family="paragraph" style:parent-style-name="Text_20_body">
      <style:text-properties officeooo:rsid="00321bfb"/>
    </style:style>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6">
      <style:paragraph-properties fo:margin-top="0cm" fo:margin-bottom="0cm" style:contextual-spacing="false"/>
    </style:style>
    <style:style style:name="P21" style:family="paragraph" style:parent-style-name="Text_20_body" style:list-style-name="L7"/>
    <style:style style:name="P22" style:family="paragraph" style:parent-style-name="Text_20_body" style:list-style-name="L7">
      <style:paragraph-properties fo:margin-top="0cm" fo:margin-bottom="0cm" style:contextual-spacing="false"/>
    </style:style>
    <style:style style:name="P23" style:family="paragraph" style:parent-style-name="Text_20_body" style:list-style-name="L8"/>
    <style:style style:name="P24" style:family="paragraph" style:parent-style-name="Text_20_body" style:list-style-name="L8">
      <style:paragraph-properties fo:margin-top="0cm" fo:margin-bottom="0cm" style:contextual-spacing="false"/>
    </style:style>
    <style:style style:name="P25" style:family="paragraph" style:parent-style-name="Text_20_body" style:list-style-name="L9"/>
    <style:style style:name="P26" style:family="paragraph" style:parent-style-name="Text_20_body" style:list-style-name="L9">
      <style:paragraph-properties fo:margin-top="0cm" fo:margin-bottom="0cm" style:contextual-spacing="false"/>
    </style:style>
    <style:style style:name="T1" style:family="text">
      <style:text-properties officeooo:rsid="0023a8f8"/>
    </style:style>
    <style:style style:name="T2" style:family="text">
      <style:text-properties fo:font-weight="bold" officeooo:rsid="0025391b" style:font-weight-asian="bold" style:font-weight-complex="bold"/>
    </style:style>
    <style:style style:name="T3" style:family="text">
      <style:text-properties officeooo:rsid="00321bfb"/>
    </style:style>
    <style:style style:name="T4" style:family="text">
      <style:text-properties officeooo:rsid="003513f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MODULO <text:span text:style-name="T4">3</text:span> – <text:span text:style-name="T4">BASIC 3D</text:span></text:p>
      <text:p text:style-name="P7"><text:span text:style-name="T2"/></text:p>
      <text:p text:style-name="P17">Una impresora 3D es una máquina que permite crear objetos tridimensionales mediante un proceso de fabricación aditiva, en el cual se agregan capas sucesivas de material hasta obtener la pieza final. Este proceso es diferente de las técnicas de fabricación sustractiva, como el fresado, donde el material se elimina de un bloque.</text:p>
      <text:h text:style-name="Heading_20_3" text:outline-level="3">Tipos de impresoras 3D</text:h>
      <text:list text:style-name="L6">
        <text:list-item>
          <text:p text:style-name="P19"><text:span text:style-name="Strong_20_Emphasis">Impresoras de Filamento o FDM (Fused Deposition Modeling)</text:span>:</text:p>
          <text:list>
            <text:list-item>
              <text:p text:style-name="P20">Utilizan filamento de plástico (como PLA, ABS o PETG) que se calienta hasta fundirse y se deposita capa a capa para formar el objeto.</text:p>
            </text:list-item>
            <text:list-item>
              <text:p text:style-name="P20">Son económicas y ampliamente usadas en prototipado rápido.</text:p>
            </text:list-item>
          </text:list>
        </text:list-item>
        <text:list-item>
          <text:p text:style-name="P19"><text:span text:style-name="Strong_20_Emphasis">Impresoras de Resina o SLA (Stereolithography Apparatus)</text:span>:</text:p>
          <text:list>
            <text:list-item>
              <text:p text:style-name="P20">Utilizan resina líquida que se solidifica al ser expuesta a una fuente de luz UV o un láser.</text:p>
            </text:list-item>
            <text:list-item>
              <text:p text:style-name="P20">Producen detalles finos y son ideales para aplicaciones como la joyería y los modelos detallados.</text:p>
            </text:list-item>
          </text:list>
        </text:list-item>
        <text:list-item>
          <text:p text:style-name="P19"><text:span text:style-name="Strong_20_Emphasis">Impresoras de SLS (Selective Laser Sintering)</text:span>:</text:p>
          <text:list>
            <text:list-item>
              <text:p text:style-name="P20">Utilizan un láser para sinterizar polvo de materiales (plástico, metal o cerámica) capa a capa.</text:p>
            </text:list-item>
            <text:list-item>
              <text:p text:style-name="P20">Son utilizadas en aplicaciones industriales debido a la alta resistencia y durabilidad de las piezas.</text:p>
            </text:list-item>
          </text:list>
        </text:list-item>
        <text:list-item>
          <text:p text:style-name="P19"><text:span text:style-name="Strong_20_Emphasis">Impresoras de Inyección de Material o PolyJet</text:span>:</text:p>
          <text:list>
            <text:list-item>
              <text:p text:style-name="P20">Proyectan pequeñas gotas de resina fotosensible que se curan mediante luz UV.</text:p>
            </text:list-item>
            <text:list-item>
              <text:p text:style-name="P19">Permiten la impresión en varios colores y materiales de forma simultánea.</text:p>
            </text:list-item>
          </text:list>
        </text:list-item>
      </text:list>
      <text:h text:style-name="Heading_20_3" text:outline-level="3">Partes de una impresora 3D (basada en Creality Ender 3 Pro)</text:h>
      <text:list text:style-name="L7">
        <text:list-item>
          <text:p text:style-name="P21"><text:span text:style-name="Strong_20_Emphasis">Hotend</text:span>:</text:p>
          <text:list>
            <text:list-item>
              <text:p text:style-name="P22">Es la parte que calienta el filamento hasta su punto de fusión. Incluye una boquilla por donde el filamento fundido sale para depositarse capa por capa.</text:p>
            </text:list-item>
          </text:list>
        </text:list-item>
        <text:list-item>
          <text:p text:style-name="P21"><text:span text:style-name="Strong_20_Emphasis">Extrusor</text:span>:</text:p>
          <text:list>
            <text:list-item>
              <text:p text:style-name="P22">Es el mecanismo que empuja el filamento hacia el hotend. Puede ser de tipo Bowden (el motor del extrusor está separado del hotend) o directo (el motor está montado en el hotend).</text:p>
            </text:list-item>
          </text:list>
        </text:list-item>
        <text:list-item>
          <text:p text:style-name="P21"><text:span text:style-name="Strong_20_Emphasis">Plataforma de impresión (cama caliente)</text:span>:</text:p>
          <text:list>
            <text:list-item>
              <text:p text:style-name="P22"><text:soft-page-break/>Es donde se deposita el material y se forma la pieza. Las camas calientes permiten una mejor adhesión de las primeras capas y evitan deformaciones.</text:p>
            </text:list-item>
          </text:list>
        </text:list-item>
        <text:list-item>
          <text:p text:style-name="P21"><text:span text:style-name="Strong_20_Emphasis">Estructura y ejes</text:span>:</text:p>
          <text:list>
            <text:list-item>
              <text:p text:style-name="P22">Sostiene todos los componentes y permite el movimiento en los tres ejes (X, Y, Z). Generalmente incluye varillas, poleas y correas para mover la boquilla y la cama.</text:p>
            </text:list-item>
          </text:list>
        </text:list-item>
        <text:list-item>
          <text:p text:style-name="P21"><text:span text:style-name="Strong_20_Emphasis">Fuente de alimentación</text:span>:</text:p>
          <text:list>
            <text:list-item>
              <text:p text:style-name="P22">Proporciona energía a los componentes, especialmente al hotend y la cama caliente.</text:p>
            </text:list-item>
          </text:list>
        </text:list-item>
        <text:list-item>
          <text:p text:style-name="P21"><text:span text:style-name="Strong_20_Emphasis">Pantalla y controladores</text:span>:</text:p>
          <text:list>
            <text:list-item>
              <text:p text:style-name="P21">Permite al usuario controlar la impresora, ajustar configuraciones y ejecutar los trabajos de impresión.</text:p>
            </text:list-item>
          </text:list>
        </text:list-item>
      </text:list>
      <text:h text:style-name="Heading_20_3" text:outline-level="3">Software para crear diseños 3D y laminadores</text:h>
      <text:list text:style-name="L8">
        <text:list-item>
          <text:p text:style-name="P23"><text:span text:style-name="Strong_20_Emphasis">Software de diseño 3D</text:span>:</text:p>
          <text:list>
            <text:list-item>
              <text:p text:style-name="P24"><text:span text:style-name="Strong_20_Emphasis">Tinkercad</text:span>: Fácil de usar, ideal para principiantes.</text:p>
            </text:list-item>
            <text:list-item>
              <text:p text:style-name="P24"><text:span text:style-name="Strong_20_Emphasis">Fusion 360</text:span>: Una herramienta más avanzada y potente para diseño mecánico.</text:p>
            </text:list-item>
            <text:list-item>
              <text:p text:style-name="P24"><text:span text:style-name="Strong_20_Emphasis">Blender</text:span>: Popular para diseño de formas orgánicas y modelado artístico.</text:p>
            </text:list-item>
            <text:list-item>
              <text:p text:style-name="P24"><text:span text:style-name="Strong_20_Emphasis">SolidWorks</text:span>: Muy usado en ingeniería y diseño de prototipos.</text:p>
            </text:list-item>
          </text:list>
        </text:list-item>
        <text:list-item>
          <text:p text:style-name="P23"><text:span text:style-name="Strong_20_Emphasis">Laminadores (Slicers)</text:span>:</text:p>
          <text:list>
            <text:list-item>
              <text:p text:style-name="P24">Estos programas convierten el modelo 3D en un conjunto de instrucciones (G-code) que la impresora puede entender. Dividen el modelo en capas y controlan aspectos como velocidad, temperatura y el porcentaje de relleno.</text:p>
            </text:list-item>
            <text:list-item>
              <text:p text:style-name="P24"><text:span text:style-name="Strong_20_Emphasis">Cura</text:span>: Es uno de los laminadores más utilizados y es compatible con una gran variedad de impresoras. Ofrece configuraciones avanzadas para controlar todos los aspectos de la impresión.</text:p>
            </text:list-item>
            <text:list-item>
              <text:p text:style-name="P24"><text:span text:style-name="Strong_20_Emphasis">PrusaSlicer</text:span>: Similar a Cura, pero con opciones específicas para impresoras Prusa.</text:p>
            </text:list-item>
            <text:list-item>
              <text:p text:style-name="P23"><text:span text:style-name="Strong_20_Emphasis">Simplify3D</text:span>: Software de pago que ofrece un mayor control sobre el proceso de impresión y es utilizado en aplicaciones avanzadas y en entornos profesionales.</text:p>
            </text:list-item>
          </text:list>
        </text:list-item>
      </text:list>
      <text:h text:style-name="Heading_20_3" text:outline-level="3">Funcionamiento general de una impresora 3D FDM</text:h>
      <text:list text:style-name="L9">
        <text:list-item>
          <text:p text:style-name="P26"><text:span text:style-name="Strong_20_Emphasis">Modelado</text:span>: Se diseña un objeto en el software 3D.</text:p>
        </text:list-item>
        <text:list-item>
          <text:p text:style-name="P26"><text:span text:style-name="Strong_20_Emphasis">Laminado</text:span>: El modelo se convierte en G-code con un laminador.</text:p>
        </text:list-item>
        <text:list-item>
          <text:p text:style-name="P25"><text:span text:style-name="Strong_20_Emphasis">Impresión</text:span>: La impresora sigue las instrucciones, depositando el material capa a capa.</text:p>
        </text:list-item>
      </text:list>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1" style:font-family-complex="'Lucida Sans'"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307f3f" officeooo:paragraph-rsid="00307f3f"/>
    </style:style>
    <style:style style:name="MP2" style:family="paragraph" style:parent-style-name="Header">
      <style:paragraph-properties fo:text-align="end" style:justify-single-word="false"/>
      <style:text-properties officeooo:rsid="00307f3f" officeooo:paragraph-rsid="00307f3f"/>
    </style:style>
    <style:style style:name="MP3"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ertificación Profesional – Centro Digital San Blas</text:p>
        <text:p text:style-name="MP2">Curso 1490</text:p>
      </style:header>
      <style:footer>
        <text:p text:style-name="MP3"><text:bookmark-start text:name="PageNumWizard_FOOTER_Estilo de página predeterminado1"/><text:page-number text:select-page="current">2</text:page-number><text:s/>/ <text:page-count>2</text:page-count><text:bookmark-end text:name="PageNumWizard_FOOTER_Estilo de página predeterminado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09:51:32.266000000</meta:creation-date>
    <dc:date>2024-11-14T20:01:39.681133862</dc:date>
    <meta:editing-duration>PT2H51M45S</meta:editing-duration>
    <meta:editing-cycles>25</meta:editing-cycles>
    <meta:generator>LibreOffice/24.2.2.2$Linux_X86_64 LibreOffice_project/d56cc158d8a96260b836f100ef4b4ef25d6f1a01</meta:generator>
    <meta:print-date>2024-10-22T20:00:51.935609011</meta:print-date>
    <meta:printed-by>Archivos PDF</meta:printed-by>
    <meta:document-statistic meta:table-count="0" meta:image-count="0" meta:object-count="0" meta:page-count="2" meta:paragraph-count="46" meta:word-count="602" meta:character-count="3644" meta:non-whitespace-character-count="3123"/>
  </office:meta>
</office:document-meta>
</file>